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de" fo:country="DE" style:font-size-asian="14pt" style:font-size-complex="14pt"/>
    </style:style>
    <style:style style:name="P2" style:family="paragraph" style:parent-style-name="Text_20_body">
      <style:text-properties fo:language="de" fo:country="DE"/>
    </style:style>
    <style:style style:name="P3" style:family="paragraph" style:parent-style-name="Text_20_body">
      <style:text-properties fo:color="#800000"/>
    </style:style>
    <style:style style:name="P4" style:family="paragraph" style:parent-style-name="Text_20_body">
      <style:text-properties fo:color="#800000" fo:language="de" fo:country="D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Contents_20_5">
      <style:paragraph-properties>
        <style:tab-stops>
          <style:tab-stop style:position="23.703cm" style:type="right" style:leader-style="dotted" style:leader-text="."/>
        </style:tab-stops>
      </style:paragraph-properties>
    </style:style>
    <style:style style:name="P7" style:family="paragraph" style:parent-style-name="Text_20_body" style:master-page-name="">
      <style:paragraph-properties loext:contextual-spacing="false" fo:margin-left="0cm" fo:margin-right="-0.101cm" fo:margin-top="0cm" fo:margin-bottom="0.247cm" fo:line-height="120%" fo:text-indent="0cm" style:auto-text-indent="false" style:page-number="auto" fo:background-color="transparent">
        <style:background-image/>
      </style:paragraph-properties>
    </style:style>
    <style:style style:name="P8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24.2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language="de" fo:country="DE"/>
    </style:style>
    <style:style style:name="P13" style:family="paragraph" style:parent-style-name="Text_20_body" style:list-style-name="L9">
      <style:text-properties fo:language="de" fo:country="DE"/>
    </style:style>
    <style:style style:name="P14" style:family="paragraph" style:parent-style-name="Text_20_body" style:list-style-name="L10">
      <style:text-properties fo:language="de" fo:country="DE"/>
    </style:style>
    <style:style style:name="P15" style:family="paragraph" style:parent-style-name="Text_20_body" style:list-style-name="L18">
      <style:text-properties fo:language="de" fo:country="DE"/>
    </style:style>
    <style:style style:name="P16" style:family="paragraph" style:parent-style-name="Text_20_body" style:list-style-name="L21">
      <style:text-properties fo:language="de" fo:country="DE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11">
      <style:text-properties fo:color="#800000" fo:language="de" fo:country="DE"/>
    </style:style>
    <style:style style:name="P20" style:family="paragraph" style:parent-style-name="Text_20_body" style:list-style-name="L12"/>
    <style:style style:name="P21" style:family="paragraph" style:parent-style-name="Heading_20_1" style:list-style-name="">
      <style:text-properties fo:language="de" fo:country="DE"/>
    </style:style>
    <style:style style:name="P22" style:family="paragraph" style:parent-style-name="Heading_20_1">
      <style:paragraph-properties fo:break-before="page"/>
      <style:text-properties fo:language="de" fo:country="DE"/>
    </style:style>
    <style:style style:name="P23" style:family="paragraph" style:parent-style-name="Heading_20_2">
      <style:text-properties fo:language="de" fo:country="DE"/>
    </style:style>
    <style:style style:name="P24" style:family="paragraph" style:parent-style-name="Heading_20_3">
      <style:text-properties fo:language="de" fo:country="DE"/>
    </style:style>
    <style:style style:name="P25" style:family="paragraph" style:parent-style-name="List_20_Contents" style:list-style-name="L1"/>
    <style:style style:name="P26" style:family="paragraph" style:parent-style-name="List_20_Contents" style:list-style-name="L4"/>
    <style:style style:name="P27" style:family="paragraph" style:parent-style-name="List_20_Contents" style:list-style-name="L5"/>
    <style:style style:name="P28" style:family="paragraph" style:parent-style-name="List_20_Contents" style:list-style-name="L6"/>
    <style:style style:name="P29" style:family="paragraph" style:parent-style-name="List_20_Contents" style:list-style-name="L7"/>
    <style:style style:name="P30" style:family="paragraph" style:parent-style-name="List_20_Contents" style:list-style-name="L8"/>
    <style:style style:name="P31" style:family="paragraph" style:parent-style-name="List_20_Contents" style:list-style-name="L12"/>
    <style:style style:name="P32" style:family="paragraph" style:parent-style-name="List_20_Contents" style:list-style-name="L13"/>
    <style:style style:name="P33" style:family="paragraph" style:parent-style-name="List_20_Contents" style:list-style-name="L14"/>
    <style:style style:name="P34" style:family="paragraph" style:parent-style-name="List_20_Contents" style:list-style-name="L15"/>
    <style:style style:name="P35" style:family="paragraph" style:parent-style-name="List_20_Contents" style:list-style-name="L16"/>
    <style:style style:name="P36" style:family="paragraph" style:parent-style-name="List_20_Contents" style:list-style-name="L17"/>
    <style:style style:name="P37" style:family="paragraph" style:parent-style-name="List_20_Contents" style:list-style-name="L19"/>
    <style:style style:name="P38" style:family="paragraph" style:parent-style-name="List_20_Contents" style:list-style-name="L20"/>
    <style:style style:name="P39" style:family="paragraph" style:parent-style-name="List_20_Contents" style:list-style-name="L22"/>
    <style:style style:name="P40" style:family="paragraph" style:parent-style-name="List_20_Contents" style:list-style-name="L23"/>
    <style:style style:name="P41" style:family="paragraph" style:parent-style-name="List_20_Contents" style:list-style-name="L24"/>
    <style:style style:name="T1" style:family="text">
      <style:text-properties fo:color="#800000"/>
    </style:style>
    <style:style style:name="T2" style:family="text">
      <style:text-properties fo:color="#800000"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lage 1 zur Förderrichtlinie Breitband Mindestanforderungen zur Antragsstellung (Betreibermodell und Wirtschaftlichkeitslückenmodell)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"><text:a xlink:type="simple" xlink:href="#__RefHeading___Toc598_298522850" text:style-name="Index_20_Link" text:visited-style-name="Index_20_Link"><text:s/>A.Antrag<text:tab/>2</text:a></text:p>
          <text:p text:style-name="P10"><text:a xlink:type="simple" xlink:href="#__RefHeading___Toc315_1490013399" text:style-name="Index_20_Link" text:visited-style-name="Index_20_Link"><text:s/>I.Allgemeine Angaben<text:tab/>2</text:a></text:p>
          <text:p text:style-name="P8"><text:a xlink:type="simple" xlink:href="#__RefHeading___Toc600_298522850" text:style-name="Index_20_Link" text:visited-style-name="Index_20_Link"><text:s/>a.Angaben zum Antragsteller<text:tab/>2</text:a></text:p>
          <text:p text:style-name="P10"><text:a xlink:type="simple" xlink:href="#__RefHeading___Toc317_1490013399" text:style-name="Index_20_Link" text:visited-style-name="Index_20_Link"><text:s/>II.Angaben zum Projekt<text:tab/>2</text:a></text:p>
          <text:p text:style-name="P8"><text:a xlink:type="simple" xlink:href="#__RefHeading___Toc319_1490013399" text:style-name="Index_20_Link" text:visited-style-name="Index_20_Link"><text:s/>a.inhaltlich<text:tab/>2</text:a></text:p>
          <text:p text:style-name="P11"><text:a xlink:type="simple" xlink:href="#__RefHeading___Toc321_1490013399" text:style-name="Index_20_Link" text:visited-style-name="Index_20_Link"><text:s/>i.Angaben zur Versorgung (nach Zielversorgungsgrad(en)) (doppelt: reicht dazu nicht GIS?)<text:tab/>3</text:a></text:p>
          <text:p text:style-name="P8"><text:a xlink:type="simple" xlink:href="#__RefHeading___Toc323_1490013399" text:style-name="Index_20_Link" text:visited-style-name="Index_20_Link"><text:s/>b.Planungseckpunkte: Zeitplan nach Meilensteinen<text:tab/>3</text:a></text:p>
          <text:p text:style-name="P8"><text:a xlink:type="simple" xlink:href="#__RefHeading___Toc325_1490013399" text:style-name="Index_20_Link" text:visited-style-name="Index_20_Link"><text:s/>c.Angaben zur Technik (doppelt, reicht dafür nicht GIS?)<text:tab/>3</text:a></text:p>
          <text:p text:style-name="P10"><text:a xlink:type="simple" xlink:href="#__RefHeading___Toc347_1490013399" text:style-name="Index_20_Link" text:visited-style-name="Index_20_Link"><text:s/>III.GIS-Dokumentation<text:tab/>4</text:a></text:p>
          <text:p text:style-name="P8"><text:a xlink:type="simple" xlink:href="#__RefHeading___Toc349_1490013399" text:style-name="Index_20_Link" text:visited-style-name="Index_20_Link"><text:s/>a.Layer Antragsteller<text:tab/>4</text:a></text:p>
          <text:p text:style-name="P8"><text:a xlink:type="simple" xlink:href="#__RefHeading___Toc351_1490013399" text:style-name="Index_20_Link" text:visited-style-name="Index_20_Link"><text:s/>b.Layer Markterkundungsgebiet<text:tab/>4</text:a></text:p>
          <text:p text:style-name="P8"><text:a xlink:type="simple" xlink:href="#__RefHeading___Toc353_1490013399" text:style-name="Index_20_Link" text:visited-style-name="Index_20_Link"><text:s/>c.Layer Weiße Flecken<text:tab/>4</text:a></text:p>
          <text:p text:style-name="P8"><text:a xlink:type="simple" xlink:href="#__RefHeading___Toc355_1490013399" text:style-name="Index_20_Link" text:visited-style-name="Index_20_Link"><text:s/>d.Ausbaugebiet<text:tab/>4</text:a></text:p>
          <text:p text:style-name="P11"><text:a xlink:type="simple" xlink:href="#__RefHeading___Toc357_1490013399" text:style-name="Index_20_Link" text:visited-style-name="Index_20_Link"><text:s/>i.Layer Ausbaugebiete_BFP<text:tab/>4</text:a></text:p>
          <text:p text:style-name="P11"><text:a xlink:type="simple" xlink:href="#__RefHeading___Toc359_1490013399" text:style-name="Index_20_Link" text:visited-style-name="Index_20_Link"><text:s/>ii.Layer Ausbaugebiete_fremd (freiwillig)<text:tab/>4</text:a></text:p>
          <text:p text:style-name="P8"><text:a xlink:type="simple" xlink:href="#__RefHeading___Toc361_1490013399" text:style-name="Index_20_Link" text:visited-style-name="Index_20_Link"><text:s/>e.Netzplan: Netzinfrastrukturen<text:tab/>4</text:a></text:p>
          <text:p text:style-name="P11"><text:a xlink:type="simple" xlink:href="#__RefHeading___Toc363_1490013399" text:style-name="Index_20_Link" text:visited-style-name="Index_20_Link"><text:s/>i.Standorte (Punkte-Layer)<text:tab/>4</text:a></text:p>
          <text:p text:style-name="P6"><text:a xlink:type="simple" xlink:href="#__RefHeading___Toc365_1490013399" text:style-name="Index_20_Link" text:visited-style-name="Index_20_Link">Bauten<text:tab/>4</text:a></text:p>
          <text:p text:style-name="P6"><text:a xlink:type="simple" xlink:href="#__RefHeading___Toc367_1490013399" text:style-name="Index_20_Link" text:visited-style-name="Index_20_Link">Netztechnik<text:tab/>5</text:a></text:p>
          <text:p text:style-name="P6"><text:a xlink:type="simple" xlink:href="#__RefHeading___Toc369_1490013399" text:style-name="Index_20_Link" text:visited-style-name="Index_20_Link">Endverbraucher<text:tab/>5</text:a></text:p>
          <text:p text:style-name="P11"><text:a xlink:type="simple" xlink:href="#__RefHeading___Toc371_1490013399" text:style-name="Index_20_Link" text:visited-style-name="Index_20_Link"><text:s/>ii.Netz (Linien-Layer)<text:tab/>5</text:a></text:p>
          <text:p text:style-name="P6"><text:a xlink:type="simple" xlink:href="#__RefHeading___Toc388_1490013399" text:style-name="Index_20_Link" text:visited-style-name="Index_20_Link">Trassenbau<text:tab/>5</text:a></text:p>
          <text:p text:style-name="P6"><text:a xlink:type="simple" xlink:href="#__RefHeading___Toc390_1490013399" text:style-name="Index_20_Link" text:visited-style-name="Index_20_Link">Leerrohre<text:tab/>5</text:a></text:p>
          <text:p text:style-name="P6"><text:a xlink:type="simple" xlink:href="#__RefHeading___Toc392_1490013399" text:style-name="Index_20_Link" text:visited-style-name="Index_20_Link">Verbindungen<text:tab/>5</text:a></text:p>
          <text:p text:style-name="P11"><text:a xlink:type="simple" xlink:href="#__RefHeading___Toc373_1490013399" text:style-name="Index_20_Link" text:visited-style-name="Index_20_Link"><text:s/>iii.Versorgungsgebiete (Poygon-Layer)<text:tab/>5</text:a></text:p>
          <text:p text:style-name="P10"><text:a xlink:type="simple" xlink:href="#__RefHeading___Toc385_1490013399" text:style-name="Index_20_Link" text:visited-style-name="Index_20_Link"><text:s/>IV.Kosten- und Finanzierungsplan<text:tab/>5</text:a></text:p>
          <text:p text:style-name="P8"><text:a xlink:type="simple" xlink:href="#__RefHeading___Toc339_1490013399" text:style-name="Index_20_Link" text:visited-style-name="Index_20_Link"><text:s/>a.Kosten<text:tab/>5</text:a></text:p>
          <text:p text:style-name="P8"><text:a xlink:type="simple" xlink:href="#__RefHeading___Toc341_1490013399" text:style-name="Index_20_Link" text:visited-style-name="Index_20_Link"><text:s/>b.Einnahmen (gehört zu Finanzierung)<text:tab/>5</text:a></text:p>
          <text:p text:style-name="P8"><text:a xlink:type="simple" xlink:href="#__RefHeading___Toc343_1490013399" text:style-name="Index_20_Link" text:visited-style-name="Index_20_Link"><text:s/>c.Finanzierung<text:tab/>6</text:a></text:p>
          <text:p text:style-name="P8"><text:a xlink:type="simple" xlink:href="#__RefHeading___Toc345_1490013399" text:style-name="Index_20_Link" text:visited-style-name="Index_20_Link"><text:s/>d.Gesamtlaufzeit des Projekts<text:tab/>6</text:a></text:p>
          <text:p text:style-name="P10"><text:a xlink:type="simple" xlink:href="#__RefHeading___Toc375_1490013399" text:style-name="Index_20_Link" text:visited-style-name="Index_20_Link"><text:s/>V.Nachweise<text:tab/>6</text:a></text:p>
          <text:p text:style-name="P10"><text:a xlink:type="simple" xlink:href="#__RefHeading___Toc333_1490013399" text:style-name="Index_20_Link" text:visited-style-name="Index_20_Link"><text:s/>VI.Erklärungen, Belehrungen, Anlagen<text:tab/>6</text:a></text:p>
          <text:p text:style-name="P10"><text:a xlink:type="simple" xlink:href="#__RefHeading___Toc603_2126911226" text:style-name="Index_20_Link" text:visited-style-name="Index_20_Link"><text:s/>VII.Angaben zum Scoring<text:tab/>6</text:a></text:p>
        </text:index-body>
      </text:table-of-content>
      <text:h text:style-name="P21" text:outline-level="1"/>
      <text:h text:style-name="P22" text:outline-level="1"><text:bookmark-start text:name="__RefHeading___Toc598_298522850"/>Antrag<text:bookmark-end text:name="__RefHeading___Toc598_298522850"/></text:h>
      <text:p text:style-name="P2">Was muss hier rein?</text:p>
      <text:p text:style-name="P2">alles, was für die Antragsprüfung notwendig ist</text:p>
      <text:list xml:id="list4878744943770545663" text:style-name="L1">
        <text:list-item>
          <text:p text:style-name="P25">Fördervoraussetzungen</text:p>
        </text:list-item>
        <text:list-item>
          <text:p text:style-name="P25">Voraussetzungen für Entscheidung über Förderhöhe</text:p>
        </text:list-item>
        <text:list-item>
          <text:p text:style-name="P25">Hinweise für den Antragsteller</text:p>
        </text:list-item>
      </text:list>
      <text:p text:style-name="Text_20_body">Was kann hier noch rein?</text:p>
      <text:list xml:id="list2661448736524908944" text:style-name="L2">
        <text:list-item>
          <text:p text:style-name="P17">Punkte, die die Projektprüfung einfacher machen</text:p>
        </text:list-item>
      </text:list>
      <text:p text:style-name="Text_20_body">Was muss hier nicht rein?</text:p>
      <text:list xml:id="list180383966930448564" text:style-name="L3">
        <text:list-item>
          <text:p text:style-name="P18"/>
        </text:list-item>
      </text:list>
      <text:h text:style-name="P23" text:outline-level="2"><text:bookmark-start text:name="__RefHeading___Toc315_1490013399"/>Allgemeine Angaben<text:bookmark-end text:name="__RefHeading___Toc315_1490013399"/></text:h>
      <text:h text:style-name="Heading_20_3" text:outline-level="3"><text:bookmark-start text:name="__RefHeading___Toc600_298522850"/>Angaben zum Antragsteller<text:bookmark-end text:name="__RefHeading___Toc600_298522850"/></text:h>
      <text:list xml:id="list8468645648975956806" text:style-name="L4">
        <text:list-item>
          <text:p text:style-name="P26">Organisationsform (Gemeinde, Landkreis, Gemeindeverbund)</text:p>
        </text:list-item>
        <text:list-item>
          <text:p text:style-name="P26">Amtlicher Gemeindeschlüssel / öffentlich-rechtlicher Vertrag bei Gemeindeverbund</text:p>
        </text:list-item>
        <text:list-item>
          <text:p text:style-name="P26">Anschrift</text:p>
        </text:list-item>
        <text:list-item>
          <text:p text:style-name="P26">Telefon-Faxnummer</text:p>
        </text:list-item>
        <text:list-item>
          <text:p text:style-name="P26">E-Mail-Adresse</text:p>
        </text:list-item>
        <text:list-item>
          <text:p text:style-name="P26">Bankverbindung</text:p>
          <text:list>
            <text:list-item>
              <text:p text:style-name="P26">Name des Bankinstituts</text:p>
            </text:list-item>
            <text:list-item>
              <text:p text:style-name="P26">IBAN</text:p>
            </text:list-item>
            <text:list-item>
              <text:p text:style-name="P26">BIC</text:p>
            </text:list-item>
          </text:list>
        </text:list-item>
        <text:list-item>
          <text:p text:style-name="P26">Projektverantwortlicher</text:p>
        </text:list-item>
      </text:list>
      <text:list xml:id="list1845250826075317401" text:style-name="L5">
        <text:list-item>
          <text:list>
            <text:list-item>
              <text:p text:style-name="P27">Name</text:p>
            </text:list-item>
            <text:list-item>
              <text:p text:style-name="P27">Position und Nachweis der Vertretungsmacht bei Gemeindeverbund</text:p>
            </text:list-item>
            <text:list-item>
              <text:p text:style-name="P27">Anschrift</text:p>
            </text:list-item>
          </text:list>
        </text:list-item>
      </text:list>
      <text:list xml:id="list2698084776992858118" text:style-name="L6">
        <text:list-item>
          <text:list>
            <text:list-item>
              <text:p text:style-name="P28">Telefon-und Faxnummer</text:p>
            </text:list-item>
            <text:list-item>
              <text:p text:style-name="P28">E-Mail-Adresse</text:p>
            </text:list-item>
          </text:list>
        </text:list-item>
      </text:list>
      <text:h text:style-name="P23" text:outline-level="2"><text:bookmark-start text:name="__RefHeading___Toc317_1490013399"/>Angaben zum Projekt<text:bookmark-end text:name="__RefHeading___Toc317_1490013399"/></text:h>
      <text:h text:style-name="P24" text:outline-level="3"><text:bookmark-start text:name="__RefHeading___Toc319_1490013399"/>inhaltlich<text:bookmark-end text:name="__RefHeading___Toc319_1490013399"/></text:h>
      <text:list xml:id="list2764456523644200100" text:style-name="L7">
        <text:list-item>
          <text:p text:style-name="P29">Fördergegenstand (Betreibermodell oder Wirtschaftlichkeitslückenmodell) <text:span text:style-name="T1">(welche Folgen hat die Unterscheidung?)</text:span></text:p>
        </text:list-item>
        <text:list-item>
          <text:p text:style-name="P29">Ergebnis und Unterlagen zum Wirtschaftlichkeitsvergleich in standardisierter Form, </text:p>
        </text:list-item>
        <text:list-item>
          <text:p text:style-name="P29">Beschreibung der Ausgangssituation hinsichtlich der Versorgungsleistung</text:p>
        </text:list-item>
        <text:list-item>
          <text:p text:style-name="P29">Beschreibung der Zielsetzung hinsichtlich der Versorgungsleistung</text:p>
        </text:list-item>
        <text:list-item>
          <text:p text:style-name="P29">Verfahrensschritte zum Ausbauprojekt mit Zeitangaben (doppelt? s.u.)</text:p>
        </text:list-item>
        <text:list-item>
          <text:p text:style-name="P29">Markterkundungsverfahren (Unterlagen, Datum der Durchführung, Dauer, Ergebnis)</text:p>
        </text:list-item>
        <text:list-item>
          <text:p text:style-name="P29">Angaben zum Auftragnehmer (nachzureichen)</text:p>
        </text:list-item>
        <text:list-item>
          <text:p text:style-name="P29">Nachweis, dass der künftige AN keine wettbewerbsverzerrenden Sondervorteile aufweist, d.h. als privatwirtschaftliches Unternehmen betrachtet werden kann</text:p>
        </text:list-item>
      </text:list>
      <text:h text:style-name="Heading_20_4" text:outline-level="4"><text:bookmark-start text:name="__RefHeading___Toc321_1490013399"/>Angaben zur Versorgung (nach Zielversorgungsgrad(en)) <text:span text:style-name="T1">(doppelt: reicht dazu nicht GIS?)</text:span><text:bookmark-end text:name="__RefHeading___Toc321_1490013399"/></text:h>
      <text:list xml:id="list5377171536234996798" text:style-name="L8">
        <text:list-item>
          <text:p text:style-name="P30">Anzahl von Haushalten, die aktuell mit einer Downloadrate von 50 MBit/s oder besser versorgt werden können</text:p>
        </text:list-item>
        <text:list-item>
          <text:p text:style-name="P30"><text:soft-page-break/>Anzahl von Gewebebetrieben, die aktuell mit einer Downloadrate von 50 MBit/s oder besser versorgt werden können</text:p>
        </text:list-item>
        <text:list-item>
          <text:p text:style-name="P30">Anzahl der im Ausbaugebiet befindlichen Haushalte</text:p>
        </text:list-item>
        <text:list-item>
          <text:p text:style-name="P30">Anzahl der im Ausbaugebiet befindlichen Gewerbebetriebe</text:p>
        </text:list-item>
        <text:list-item>
          <text:p text:style-name="P30">Anzahl der im Projektgebiet befindlichen Haushalte</text:p>
        </text:list-item>
        <text:list-item>
          <text:p text:style-name="P30">Anzahl der im Projektgebiet befindlichen Gewerbebetriebe</text:p>
        </text:list-item>
        <text:list-item>
          <text:p text:style-name="P30">Anzahl der Haushalte, die nach Projektabschluss mit einer Downloadrate von 50 MBits/ oder besser versorgt werden können</text:p>
        </text:list-item>
        <text:list-item>
          <text:p text:style-name="P30">Anzahl der Gewerbebetriebe, die nach Projektabschluss mit einer Downloadrate von 50 MBits/ oder besser versorgt werden können</text:p>
        </text:list-item>
        <text:list-item>
          <text:p text:style-name="P30">Versorgungsituation der Gebietskörperschaft nach Projektabschluss</text:p>
        </text:list-item>
      </text:list>
      <text:p text:style-name="P2">Die Kartierung der Versorgungspunkte erfolgt im Rahmen der GIS-Datenaufnahme (siehe GIS-Nebenbestimmungen)</text:p>
      <text:h text:style-name="P24" text:outline-level="3"><text:bookmark-start text:name="__RefHeading___Toc323_1490013399"/>Planungseckpunkte: Zeitplan nach Meilensteinen<text:bookmark-end text:name="__RefHeading___Toc323_1490013399"/></text:h>
      <text:p text:style-name="P2">Verfahrensschritte zum Ausbauprojekt mit Zeitangaben</text:p>
      <text:p text:style-name="P4">nur Text / knapp</text:p>
      <text:h text:style-name="P24" text:outline-level="3"><text:bookmark-start text:name="__RefHeading___Toc325_1490013399"/>Angaben zur Technik <text:span text:style-name="T1">(doppelt, reicht dafür nicht GIS?)</text:span><text:bookmark-end text:name="__RefHeading___Toc325_1490013399"/></text:h>
      <text:p text:style-name="P5"><text:span text:style-name="T2">V</text:span><text:span text:style-name="T2">orschlag: Hier nur Klickfelder für das Scoring, Daten und Fakten in GI</text:span><text:span text:style-name="T2">S</text:span></text:p>
      <text:p text:style-name="P3"><text:bookmark-start text:name="__RefHeading___Toc327_1490013399"/>Übertragungstechnik für die aktuelle Versorgung<text:bookmark-end text:name="__RefHeading___Toc327_1490013399"/></text:p>
      <text:p text:style-name="P4">Zukünftige Netzstruktur (FTTB, FTTC, FTTH o.a.)</text:p>
      <text:list xml:id="list649332416190019096" text:style-name="L9">
        <text:list-item>
          <text:p text:style-name="P13">Vorhandene Redundanz</text:p>
        </text:list-item>
        <text:list-item>
          <text:p text:style-name="P13">Vorhandendes Havariekonzept</text:p>
        </text:list-item>
      </text:list>
      <text:p text:style-name="P2">Werden neue Netzknoten gebaut</text:p>
      <text:list xml:id="list5983501934248383044" text:style-name="L10">
        <text:list-item>
          <text:p text:style-name="P14">Vorhandene Redundanz</text:p>
        </text:list-item>
        <text:list-item>
          <text:p text:style-name="P14">Vorhandendes Havariekonzept</text:p>
        </text:list-item>
      </text:list>
      <text:p text:style-name="P3"><text:bookmark-start text:name="__RefHeading___Toc329_1490013399"/>Übertragungstechnik für die zukünftige geplante Versorgung<text:bookmark-end text:name="__RefHeading___Toc329_1490013399"/></text:p>
      <text:p text:style-name="P2">Vernetzung mit anderen umliegenden Infrastrukturen möglich</text:p>
      <text:p text:style-name="P2">Planung berücksichtigt Verkehrsinfrastruktur</text:p>
      <text:p text:style-name="P2">Anbindung des TK-Netzes mit einem anderen TK-Netzen</text:p>
      <text:p text:style-name="P4">Angaben zur Infrastruktur</text:p>
      <text:list xml:id="list4850075341044892941" text:style-name="L11">
        <text:list-item>
          <text:p text:style-name="P19">Vorhandene mitnutzbare Infrastruktur</text:p>
        </text:list-item>
        <text:list-item>
          <text:p text:style-name="P19">Geplante Mitnutzung vorhandener Infrastruktur</text:p>
        </text:list-item>
        <text:list-item>
          <text:p text:style-name="P19">Notwendige Tiefbauarbeiten</text:p>
        </text:list-item>
        <text:list-item>
          <text:p text:style-name="P19">Verlegte Glasfaser in Kilometer</text:p>
        </text:list-item>
        <text:list-item>
          <text:p text:style-name="P19">Innovative Verlegemethoden einbezogen</text:p>
        </text:list-item>
        <text:list-item>
          <text:p text:style-name="P19">Wenn ja, Strecke in Kilometer</text:p>
        </text:list-item>
      </text:list>
      <text:h text:style-name="P23" text:outline-level="2"><text:bookmark-start text:name="__RefHeading___Toc347_1490013399"/>GIS-Dokumentation<text:bookmark-end text:name="__RefHeading___Toc347_1490013399"/></text:h>
      <text:h text:style-name="Heading_20_3" text:outline-level="3"><text:bookmark-start text:name="__RefHeading___Toc349_1490013399"/>Layer Antragsteller<text:bookmark-end text:name="__RefHeading___Toc349_1490013399"/></text:h>
      <text:p text:style-name="Text_20_body">Nur erforderlich bei Zweckverbänden, Kooperationen</text:p>
      <text:p text:style-name="Text_20_body">ein Polygon/Multipolygon, das das gesamte Territorium des Antragstellers umfasst</text:p>
      <text:h text:style-name="Heading_20_3" text:outline-level="3"><text:bookmark-start text:name="__RefHeading___Toc351_1490013399"/><text:soft-page-break/>Layer Markterkundungsgebiet<text:bookmark-end text:name="__RefHeading___Toc351_1490013399"/></text:h>
      <text:p text:style-name="Text_20_body">(Multi-)Polygon: Territorium des Markterkundungsgebiets</text:p>
      <text:p text:style-name="Text_20_body">Datum der Datenerhebung</text:p>
      <text:h text:style-name="Heading_20_3" text:outline-level="3"><text:bookmark-start text:name="__RefHeading___Toc353_1490013399"/>Layer Weiße Flecken<text:bookmark-end text:name="__RefHeading___Toc353_1490013399"/></text:h>
      <text:p text:style-name="Text_20_body">Unterversorgte Teile des Markterkundungsgebiets</text:p>
      <text:p text:style-name="Text_20_body">ein Polygon pro weißem Fleck mit</text:p>
      <text:list xml:id="list4996469149564261111" text:style-name="L12">
        <text:list-item>
          <text:p text:style-name="P31">durchschnittl. Grad der Versorgung 1-3</text:p>
        </text:list-item>
        <text:list-item>
          <text:p text:style-name="P20">Anzahl der unterversorgten Haushalte</text:p>
        </text:list-item>
      </text:list>
      <text:h text:style-name="Heading_20_3" text:outline-level="3"><text:bookmark-start text:name="__RefHeading___Toc355_1490013399"/>Ausbaugebiet<text:bookmark-end text:name="__RefHeading___Toc355_1490013399"/></text:h>
      <text:h text:style-name="Heading_20_4" text:outline-level="4"><text:bookmark-start text:name="__RefHeading___Toc357_1490013399"/>Layer Ausbaugebiete_BFP<text:bookmark-end text:name="__RefHeading___Toc357_1490013399"/></text:h>
      <text:p text:style-name="P7">Ausbaugebiete im Sinne des Antrages</text:p>
      <text:p text:style-name="Text_20_body">Polygon pro ???</text:p>
      <text:list xml:id="list3961170126363869147" text:style-name="L13">
        <text:list-item>
          <text:p text:style-name="P32">Gebietsart</text:p>
        </text:list-item>
        <text:list-item>
          <text:p text:style-name="P32">Ortsteil</text:p>
        </text:list-item>
        <text:list-item>
          <text:p text:style-name="P32">Ausbaufirma</text:p>
        </text:list-item>
        <text:list-item>
          <text:p text:style-name="P32">jeweils für Haushalte / Gewerbe / Schulen / Krankenhäuser / sonstige öffentliche Gebäude</text:p>
          <text:list>
            <text:list-item>
              <text:p text:style-name="P32">Anzahl</text:p>
            </text:list-item>
            <text:list-item>
              <text:p text:style-name="P32">Anzahl unterversorgte</text:p>
            </text:list-item>
            <text:list-item>
              <text:p text:style-name="P32">Anzahl durch Ausbau versorgte</text:p>
            </text:list-item>
            <text:list-item>
              <text:p text:style-name="P32">Download-Bandbreite vor Ausbau</text:p>
            </text:list-item>
            <text:list-item>
              <text:p text:style-name="P32">Upload-Bandbreite vor Ausbau</text:p>
            </text:list-item>
            <text:list-item>
              <text:p text:style-name="P32">geplante Download-Bandbreite</text:p>
            </text:list-item>
            <text:list-item>
              <text:p text:style-name="P32">geplante Upload-Bandbreite</text:p>
            </text:list-item>
          </text:list>
        </text:list-item>
        <text:list-item>
          <text:p text:style-name="P32">(geplantes) Datum Ausbaubeginn</text:p>
        </text:list-item>
        <text:list-item>
          <text:p text:style-name="P32">(geplantes) Datum Ausbauende</text:p>
        </text:list-item>
      </text:list>
      <text:h text:style-name="Heading_20_4" text:outline-level="4"><text:bookmark-start text:name="__RefHeading___Toc359_1490013399"/>Layer Ausbaugebiete_fremd (freiwillig)<text:bookmark-end text:name="__RefHeading___Toc359_1490013399"/></text:h>
      <text:p text:style-name="Text_20_body">weitere Ausbaugebiete</text:p>
      <text:list xml:id="list117056578224455770" text:style-name="L14">
        <text:list-item>
          <text:p text:style-name="P33">s.o.</text:p>
        </text:list-item>
        <text:list-item>
          <text:p text:style-name="P33">ohne Ausbaufirma</text:p>
        </text:list-item>
        <text:list-item>
          <text:p text:style-name="P33">Förderung (Benennung des Programms)</text:p>
        </text:list-item>
        <text:list-item>
          <text:p text:style-name="P33">Finanzierung</text:p>
        </text:list-item>
      </text:list>
      <text:h text:style-name="Heading_20_3" text:outline-level="3"><text:bookmark-start text:name="__RefHeading___Toc361_1490013399"/>Netzplan: Netzinfrastrukturen<text:bookmark-end text:name="__RefHeading___Toc361_1490013399"/></text:h>
      <text:h text:style-name="Heading_20_4" text:outline-level="4"><text:bookmark-start text:name="__RefHeading___Toc363_1490013399"/>Standorte (Punkte-Layer)<text:bookmark-end text:name="__RefHeading___Toc363_1490013399"/></text:h>
      <text:p text:style-name="Text_20_body">alle Points of Presence (PoP), die neu gebaut oder mitgenutzt werden sowie Endverbraucherstandorte</text:p>
      <text:h text:style-name="Heading_20_5" text:outline-level="5"><text:bookmark-start text:name="__RefHeading___Toc365_1490013399"/>Bauten<text:bookmark-end text:name="__RefHeading___Toc365_1490013399"/></text:h>
      <text:p text:style-name="Text_20_body">Für den Ausbau relevante Gebäude, Kästen, Gehäuse, Schächte, Masten etc., nicht: Gebäude mit Endkundenanschlüssen</text:p>
      <text:h text:style-name="Heading_20_5" text:outline-level="5"><text:bookmark-start text:name="__RefHeading___Toc367_1490013399"/>Netztechnik<text:bookmark-end text:name="__RefHeading___Toc367_1490013399"/></text:h>
      <text:p text:style-name="Text_20_body">Aktive und passive Technikstandorte</text:p>
      <text:h text:style-name="Heading_20_5" text:outline-level="5"><text:bookmark-start text:name="__RefHeading___Toc369_1490013399"/>Endverbraucher<text:bookmark-end text:name="__RefHeading___Toc369_1490013399"/></text:h>
      <text:p text:style-name="Text_20_body">Endverbraucher-Standorte</text:p>
      <text:list xml:id="list5251817572294939556" text:style-name="L15">
        <text:list-item>
          <text:p text:style-name="P34">geplante Bandbreite</text:p>
        </text:list-item>
        <text:list-item>
          <text:p text:style-name="P34">Typ (Haushalt, Gewerbe, KH, Schule, sonstiges öff. Gebäude)</text:p>
        </text:list-item>
        <text:list-item>
          <text:p text:style-name="P34">ID des Netztechnik-Anschlusspunktes</text:p>
        </text:list-item>
        <text:list-item>
          <text:p text:style-name="P34">min./max. Downstream / Upstream-Geschwindigkeit</text:p>
        </text:list-item>
        <text:list-item>
          <text:p text:style-name="P34">Dämpfungswerte</text:p>
        </text:list-item>
      </text:list>
      <text:h text:style-name="Heading_20_4" text:outline-level="4"><text:bookmark-start text:name="__RefHeading___Toc371_1490013399"/><text:soft-page-break/>Netz (Linien-Layer)<text:bookmark-end text:name="__RefHeading___Toc371_1490013399"/></text:h>
      <text:h text:style-name="Heading_20_5" text:outline-level="5"><text:bookmark-start text:name="__RefHeading___Toc388_1490013399"/>Trassenbau<text:bookmark-end text:name="__RefHeading___Toc388_1490013399"/></text:h>
      <text:p text:style-name="Text_20_body">Für den Ausbau relevante <text:s/>Tiefbaumaßnahmen und oberirdische Verlegungen</text:p>
      <text:h text:style-name="Heading_20_5" text:outline-level="5"><text:bookmark-start text:name="__RefHeading___Toc390_1490013399"/>Leerrohre<text:bookmark-end text:name="__RefHeading___Toc390_1490013399"/></text:h>
      <text:p text:style-name="Text_20_body">Für den Ausbau relevante Leerrohre, neu gebaute und mitgenutzte</text:p>
      <text:h text:style-name="Heading_20_5" text:outline-level="5"><text:bookmark-start text:name="__RefHeading___Toc392_1490013399"/>Verbindungen<text:bookmark-end text:name="__RefHeading___Toc392_1490013399"/></text:h>
      <text:p text:style-name="Text_20_body">Für den Ausbau relevante elektrische, optische und funkbasierte Verbindungen, neu aufgebaute und bestehende</text:p>
      <text:list xml:id="list4721044603120391081" text:style-name="L16">
        <text:list-item>
          <text:p text:style-name="P35">Art, Anzahl, Länge</text:p>
        </text:list-item>
        <text:list-item>
          <text:p text:style-name="P35">Gesamt-Faserzahl, Länge</text:p>
        </text:list-item>
        <text:list-item>
          <text:p text:style-name="P35">Reserve ….</text:p>
        </text:list-item>
      </text:list>
      <text:h text:style-name="Heading_20_4" text:outline-level="4"><text:bookmark-start text:name="__RefHeading___Toc373_1490013399"/>Versorgungsgebiete (Poygon-Layer)<text:bookmark-end text:name="__RefHeading___Toc373_1490013399"/></text:h>
      <text:p text:style-name="Text_20_body">Zuordnung von Versorgungsgebieten zu jedem PoP nach dem Ausbau</text:p>
      <text:list xml:id="list2256486012709833855" text:style-name="L17">
        <text:list-item>
          <text:p text:style-name="P36">ein Polygon pro Mindestgeschwindigkeit pro PoP, mindestens:(Versorgungsgebiet (alle Geschwindigkeiten), &gt;=6 Mbit/s, &gt;= 30 Mbit/s, &gt;= 50 Mbit/s)</text:p>
        </text:list-item>
        <text:list-item>
          <text:p text:style-name="P36">Zuordnung PoP</text:p>
        </text:list-item>
      </text:list>
      <text:h text:style-name="P23" text:outline-level="2"><text:bookmark-start text:name="__RefHeading___Toc385_1490013399"/>Kosten- und Finanzierungsplan<text:bookmark-end text:name="__RefHeading___Toc385_1490013399"/></text:h>
      <text:p text:style-name="P2">Gesamtvolumen des Projekts</text:p>
      <text:h text:style-name="Heading_20_3" text:outline-level="3"><text:bookmark-start text:name="__RefHeading___Toc339_1490013399"/>Kosten<text:bookmark-end text:name="__RefHeading___Toc339_1490013399"/></text:h>
      <text:list xml:id="list6976818147566226959" text:style-name="L18">
        <text:list-item>
          <text:p text:style-name="P15">Gesamtinvestitionsausgaben für passive Infrastruktur gem. 3.2 der FR</text:p>
        </text:list-item>
        <text:list-item>
          <text:p text:style-name="P15">Barwert aller Kosten des Netzausbaus und -betriebs gem. 3.1 FR über die Laufzeit des Projekts</text:p>
        </text:list-item>
      </text:list>
      <text:h text:style-name="Heading_20_3" text:outline-level="3"><text:bookmark-start text:name="__RefHeading___Toc341_1490013399"/>Einnahmen (gehört zu Finanzierung)<text:bookmark-end text:name="__RefHeading___Toc341_1490013399"/></text:h>
      <text:list xml:id="list6730474328840232145" text:style-name="L19">
        <text:list-item>
          <text:p text:style-name="P37">Potential an Interessenten für Breitbandanschlüsse</text:p>
        </text:list-item>
        <text:list-item>
          <text:p text:style-name="P37">Erwartete Einnahmen durch Endkunden im Projektgebiet</text:p>
        </text:list-item>
        <text:list-item>
          <text:p text:style-name="P37">Erwartete Pachteinnahmen über die Laufzeit des Pachtvertrags (Barwert)</text:p>
        </text:list-item>
      </text:list>
      <text:p text:style-name="P2">Einsparungspotential:</text:p>
      <text:list xml:id="list8683538653694719297" text:style-name="L20">
        <text:list-item>
          <text:p text:style-name="P38">Durch Mitverlegung</text:p>
        </text:list-item>
        <text:list-item>
          <text:p text:style-name="P38">Durch Mitnutzung vorhandener Infrastruktur</text:p>
        </text:list-item>
        <text:list-item>
          <text:p text:style-name="P38">Durch Verlegetechnik</text:p>
        </text:list-item>
      </text:list>
      <text:p text:style-name="P2">Bedarf</text:p>
      <text:list xml:id="list5261682051117062529" text:style-name="L21">
        <text:list-item>
          <text:p text:style-name="P16">Vorsteuerabzugsberechtigung</text:p>
        </text:list-item>
      </text:list>
      <text:p text:style-name="P2">Je nach Fördermodell:</text:p>
      <text:list xml:id="list2517947910245485880" text:style-name="L22">
        <text:list-item>
          <text:p text:style-name="P39">Wirtschaftlichkeitslücke (netto)</text:p>
        </text:list-item>
        <text:list-item>
          <text:p text:style-name="P39">Wirtschaftlichkeitslücke (brutto)</text:p>
        </text:list-item>
        <text:list-item>
          <text:p text:style-name="P39">Infrastruktur (netto)</text:p>
        </text:list-item>
        <text:list-item>
          <text:p text:style-name="P39">Infrastruktur (brutto)</text:p>
        </text:list-item>
      </text:list>
      <text:h text:style-name="Heading_20_3" text:outline-level="3"><text:bookmark-start text:name="__RefHeading___Toc343_1490013399"/>Finanzierung<text:bookmark-end text:name="__RefHeading___Toc343_1490013399"/></text:h>
      <text:list xml:id="list7587832046707239523" text:style-name="L23">
        <text:list-item>
          <text:p text:style-name="P40">Eigenmittel</text:p>
        </text:list-item>
        <text:list-item>
          <text:p text:style-name="P40">Mittel aus Länderförderung</text:p>
        </text:list-item>
        <text:list-item>
          <text:p text:style-name="P40">Mittel privater Dritter </text:p>
        </text:list-item>
        <text:list-item>
          <text:p text:style-name="P40">Mittel aus Bundesförderung anderer Programme (z.B. GRW Mittel)</text:p>
        </text:list-item>
        <text:list-item>
          <text:p text:style-name="P40">Beantragte Mittel aus dem Breitbandförderprogramm Bund </text:p>
        </text:list-item>
        <text:list-item>
          <text:p text:style-name="P40">Gesamtfinanzierungsplan</text:p>
        </text:list-item>
      </text:list>
      <text:p text:style-name="P2">Unterlagen bei Ko-Finanzierung</text:p>
      <text:list xml:id="list4328773325508859077" text:style-name="L24">
        <text:list-item>
          <text:p text:style-name="P41"><text:soft-page-break/>Ggf. Förderbescheid (eigtl erst VNP)</text:p>
        </text:list-item>
        <text:list-item>
          <text:p text:style-name="P41">Angaben EU-Mittel</text:p>
        </text:list-item>
        <text:list-item>
          <text:p text:style-name="P41">Angaben Förderprogramme mit Bundesmitteln</text:p>
        </text:list-item>
      </text:list>
      <text:h text:style-name="Heading_20_3" text:outline-level="3"><text:bookmark-start text:name="__RefHeading___Toc345_1490013399"/>Gesamtlaufzeit des Projekts<text:bookmark-end text:name="__RefHeading___Toc345_1490013399"/></text:h>
      <text:p text:style-name="P2">Mittelverwendung nach Meilensteinzeitplan</text:p>
      <text:p text:style-name="P2">Stellungnahme der zuständigen Landesbehörde</text:p>
      <text:h text:style-name="P23" text:outline-level="2"><text:bookmark-start text:name="__RefHeading___Toc375_1490013399"/>Nachweise<text:bookmark-end text:name="__RefHeading___Toc375_1490013399"/></text:h>
      <text:h text:style-name="P23" text:outline-level="2"><text:bookmark-start text:name="__RefHeading___Toc333_1490013399"/>Erklärungen, Belehrungen, Anlagen<text:bookmark-end text:name="__RefHeading___Toc333_1490013399"/></text:h>
      <text:p text:style-name="P2">Erklärungen ohne Unterschrift</text:p>
      <text:p text:style-name="P2">Datenschutzerklärung</text:p>
      <text:p text:style-name="P2">Erklärungspflichten schriftlich</text:p>
      <text:p text:style-name="P2">Belehrung Subventionsbetrug</text:p>
      <text:p text:style-name="P2">Mit Vorhaben noch nicht begonnen</text:p>
      <text:p text:style-name="P2">Keine offenen Rückforderungsansprüche der EU KOM</text:p>
      <text:h text:style-name="Heading_20_2" text:outline-level="2"><text:bookmark-start text:name="__RefHeading___Toc603_2126911226"/>Angaben zum Scoring<text:bookmark-end text:name="__RefHeading___Toc603_2126911226"/></text:h>
      <text:h text:style-name="Heading_20_1" text:outline-level="1">Antragsprüfung, Bewilligung</text:h>
      <text:h text:style-name="Heading_20_1" text:outline-level="1">Verwendungsnachweis</text:h>
      <text:h text:style-name="Heading_20_1" text:outline-level="1">VN-Prüfung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left="0cm" fo:margin-right="0cm" fo:margin-top="0.212cm" fo:margin-bottom="0.212cm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24.2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left="0cm" fo:margin-right="0cm" fo:margin-top="0.212cm" fo:margin-bottom="0.106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23.7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14T06:51:31.085629246</meta:creation-date>
    <dc:date>2017-08-14T15:27:31.767106951</dc:date>
    <meta:editing-duration>PT3H1M1S</meta:editing-duration>
    <meta:editing-cycles>28</meta:editing-cycles>
    <meta:generator>OpenOffice/4.1.3$Win32 OpenOffice.org_project/413m1$Build-9783</meta:generator>
    <meta:document-statistic meta:table-count="0" meta:image-count="0" meta:object-count="0" meta:page-count="6" meta:paragraph-count="214" meta:word-count="1004" meta:character-count="8011"/>
  </office:meta>
</office:document-meta>
</file>